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8000000451ACE3C478CA64C8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3.25in" svg:height="0.7189in" draw:z-index="0"><draw:image xlink:href="Pictures/1000000100000138000000451ACE3C478CA64C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0:25:48.515975106</meta:creation-date>
    <dc:date>2022-10-20T10:25:53.773731470</dc:date>
    <meta:editing-duration>PT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2.3$Linux_X86_64 LibreOffice_project/40$Build-3</meta:generator>
  </office:meta>
</office:document-meta>
</file>